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600000172F21052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3" draw:layer="layout" svg:width="3.175cm" svg:height="1.905cm" svg:x="9.355cm" svg:y="3.905cm">
          <draw:text-box>
            <text:p><text:span text:style-name="T2">BS (111.111)</text:span></text:p>
          </draw:text-box>
        </draw:frame>
        <draw:frame draw:style-name="gr4" draw:text-style-name="P4" draw:layer="layout" svg:width="3.175cm" svg:height="1.905cm" svg:x="23.155cm" svg:y="4.805cm">
          <draw:text-box>
            <text:p><text:span text:style-name="T3">MN1 (5.91)</text:span></text:p>
          </draw:text-box>
        </draw:frame>
        <draw:frame draw:style-name="gr4" draw:text-style-name="P4" draw:layer="layout" svg:width="3.175cm" svg:height="1.905cm" svg:x="3.156cm" svg:y="4.006cm">
          <draw:text-box>
            <text:p><text:span text:style-name="T3">MN3 (2.12)</text:span></text:p>
          </draw:text-box>
        </draw:frame>
        <draw:frame draw:style-name="gr4" draw:text-style-name="P4" draw:layer="layout" svg:width="3.175cm" svg:height="1.905cm" svg:x="21.756cm" svg:y="13.406cm">
          <draw:text-box>
            <text:p><text:span text:style-name="T3">MN2 (6.58)</text:span></text:p>
          </draw:text-box>
        </draw:frame>
        <draw:frame draw:style-name="gr4" draw:text-style-name="P4" draw:layer="layout" svg:width="3.175cm" svg:height="1.905cm" svg:x="2.956cm" svg:y="13.406cm">
          <draw:text-box>
            <text:p><text:span text:style-name="T3">MN4 (2.04)</text:span></text:p>
          </draw:text-box>
        </draw:frame>
        <draw:frame draw:style-name="gr5" draw:text-style-name="P1" draw:layer="layout" svg:width="3.08cm" svg:height="2.43cm" svg:x="22.09cm" svg:y="15.105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.985cm" svg:y="15.1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2.885cm" svg:y="2.1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8.985cm" svg:y="1.6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1" draw:layer="layout" svg:width="3.08cm" svg:height="2.43cm" svg:x="2.585cm" svg:y="1.63cm">
          <draw:image xlink:href="Pictures/10000201000001D600000172F21052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3-16T13:08:38</dc:date>
    <meta:editing-duration>PT00H10M23S</meta:editing-duration>
    <meta:editing-cycles>2</meta:editing-cycles>
    <meta:generator>OpenOffice.org/3.0$Linux OpenOffice.org_project/300m15$Build-937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